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es" fo:country="ES" officeooo:rsid="000122c1" officeooo:paragraph-rsid="000122c1"/>
    </style:style>
    <style:style style:name="P2" style:family="paragraph" style:parent-style-name="Standard">
      <style:text-properties style:font-name="Calibri" fo:language="es" fo:country="ES" officeooo:rsid="000122c1" officeooo:paragraph-rsid="0001b6cc"/>
    </style:style>
    <style:style style:name="P3" style:family="paragraph" style:parent-style-name="Standard">
      <style:text-properties style:font-name="Calibri" fo:language="es" fo:country="ES" officeooo:rsid="0001b6cc" officeooo:paragraph-rsid="0001b6cc"/>
    </style:style>
    <style:style style:name="P4" style:family="paragraph" style:parent-style-name="Standard">
      <style:text-properties style:font-name="Calibri" fo:language="es" fo:country="ES" officeooo:rsid="0005cfdb" officeooo:paragraph-rsid="00065fd8"/>
    </style:style>
    <style:style style:name="P5" style:family="paragraph" style:parent-style-name="Standard">
      <style:text-properties style:font-name="Calibri" fo:language="es" fo:country="ES" officeooo:rsid="0005cfdb" officeooo:paragraph-rsid="00073762"/>
    </style:style>
    <style:style style:name="P6" style:family="paragraph" style:parent-style-name="Standard">
      <style:text-properties style:font-name="Calibri" fo:font-size="14pt" fo:language="es" fo:country="ES" fo:font-weight="bold" officeooo:rsid="0001b6cc" officeooo:paragraph-rsid="0005cfd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language="es" fo:country="ES" fo:font-weight="bold" officeooo:rsid="000122c1" officeooo:paragraph-rsid="000122c1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language="es" fo:country="ES" fo:font-weight="bold" officeooo:rsid="000122c1" officeooo:paragraph-rsid="0001b6c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fo:font-size="14pt" fo:language="es" fo:country="ES" fo:font-weight="bold" officeooo:rsid="0005cfdb" officeooo:paragraph-rsid="0001b6cc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size="12pt" fo:language="es" fo:country="ES" officeooo:rsid="0001661a" officeooo:paragraph-rsid="00065fd8" style:font-size-asian="12pt" style:font-size-complex="12pt"/>
    </style:style>
    <style:style style:name="P11" style:family="paragraph" style:parent-style-name="Standard">
      <style:text-properties style:font-name="Calibri" fo:font-size="12pt" fo:language="es" fo:country="ES" officeooo:rsid="0001661a" officeooo:paragraph-rsid="00073762" style:font-size-asian="12pt" style:font-size-complex="12pt"/>
    </style:style>
    <style:style style:name="P12" style:family="paragraph" style:parent-style-name="Standard">
      <style:text-properties style:font-name="Calibri" fo:font-size="12pt" fo:language="es" fo:country="ES" officeooo:rsid="0001b6cc" officeooo:paragraph-rsid="0001b6cc" style:font-size-asian="12pt" style:font-size-complex="12pt"/>
    </style:style>
    <style:style style:name="P13" style:family="paragraph" style:parent-style-name="Standard">
      <style:text-properties style:font-name="Calibri" fo:font-size="12pt" fo:language="es" fo:country="ES" officeooo:rsid="0001b6cc" officeooo:paragraph-rsid="00030ed5" style:font-size-asian="12pt" style:font-size-complex="12pt"/>
    </style:style>
    <style:style style:name="P14" style:family="paragraph" style:parent-style-name="Standard">
      <style:text-properties style:font-name="Calibri" fo:font-size="12pt" fo:language="es" fo:country="ES" officeooo:rsid="0001b6cc" officeooo:paragraph-rsid="0004a2ca" style:font-size-asian="12pt" style:font-size-complex="12pt"/>
    </style:style>
    <style:style style:name="P15" style:family="paragraph" style:parent-style-name="Standard">
      <style:text-properties style:font-name="Calibri" fo:font-size="12pt" fo:language="es" fo:country="ES" officeooo:rsid="0001b6cc" officeooo:paragraph-rsid="0007d3ca" style:font-size-asian="12pt" style:font-size-complex="12pt"/>
    </style:style>
    <style:style style:name="P16" style:family="paragraph" style:parent-style-name="Standard">
      <style:text-properties style:font-name="Calibri" fo:font-size="12pt" fo:language="es" fo:country="ES" officeooo:rsid="0001b6cc" officeooo:paragraph-rsid="00093a39" style:font-size-asian="12pt" style:font-size-complex="12pt"/>
    </style:style>
    <style:style style:name="P17" style:family="paragraph" style:parent-style-name="Standard">
      <style:text-properties style:font-name="Calibri" fo:font-size="12pt" fo:language="es" fo:country="ES" officeooo:rsid="00030ed5" officeooo:paragraph-rsid="00030ed5" style:font-size-asian="12pt" style:font-size-complex="12pt"/>
    </style:style>
    <style:style style:name="P18" style:family="paragraph" style:parent-style-name="Standard">
      <style:text-properties style:font-name="Calibri" fo:font-size="12pt" fo:language="es" fo:country="ES" officeooo:rsid="000aee41" officeooo:paragraph-rsid="000aee41" style:font-size-asian="12pt" style:font-size-complex="12pt"/>
    </style:style>
    <style:style style:name="P19" style:family="paragraph" style:parent-style-name="Standard">
      <style:text-properties fo:color="#2a6099" loext:opacity="100%" style:font-name="Calibri" fo:font-size="16pt" fo:language="es" fo:country="ES" fo:font-weight="bold" officeooo:rsid="000122c1" officeooo:paragraph-rsid="000122c1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text-properties officeooo:paragraph-rsid="00073762"/>
    </style:style>
    <style:style style:name="P21" style:family="paragraph" style:parent-style-name="Standard" style:list-style-name="L1">
      <style:text-properties officeooo:paragraph-rsid="0007d3ca"/>
    </style:style>
    <style:style style:name="P22" style:family="paragraph" style:parent-style-name="Standard" style:list-style-name="L1">
      <style:text-properties style:font-name="Calibri" fo:language="es" fo:country="ES" officeooo:rsid="0007d3ca" officeooo:paragraph-rsid="0007d3ca"/>
    </style:style>
    <style:style style:name="P23" style:family="paragraph" style:parent-style-name="Standard" style:list-style-name="L1">
      <style:text-properties officeooo:rsid="00093a39" officeooo:paragraph-rsid="00093a39"/>
    </style:style>
    <style:style style:name="P24" style:family="paragraph" style:parent-style-name="Standard" style:list-style-name="L2">
      <style:text-properties officeooo:paragraph-rsid="000aee41"/>
    </style:style>
    <style:style style:name="P25" style:family="paragraph" style:parent-style-name="Standard" style:list-style-name="L2">
      <style:text-properties officeooo:rsid="000aee41" officeooo:paragraph-rsid="000aee41"/>
    </style:style>
    <style:style style:name="T1" style:family="text">
      <style:text-properties officeooo:rsid="0001661a"/>
    </style:style>
    <style:style style:name="T2" style:family="text">
      <style:text-properties style:font-name="Calibri" fo:language="es" fo:country="ES" officeooo:rsid="00073762"/>
    </style:style>
    <style:style style:name="T3" style:family="text">
      <style:text-properties style:font-name="Calibri" fo:language="es" fo:country="ES" officeooo:rsid="00065fd8"/>
    </style:style>
    <style:style style:name="T4" style:family="text">
      <style:text-properties style:font-name="Calibri" fo:language="es" fo:country="ES" officeooo:rsid="0007d3ca"/>
    </style:style>
    <style:style style:name="T5" style:family="text">
      <style:text-properties style:font-name="Calibri" fo:language="es" fo:country="ES" officeooo:rsid="000aee41"/>
    </style:style>
    <style:style style:name="T6" style:family="text">
      <style:text-properties style:font-name="Calibri" fo:font-size="12pt" fo:language="es" fo:country="ES" style:font-size-asian="12pt" style:font-size-complex="12pt"/>
    </style:style>
    <style:style style:name="T7" style:family="text">
      <style:text-properties style:font-name="Calibri" fo:font-size="12pt" fo:language="es" fo:country="ES" officeooo:rsid="0004a2ca" style:font-size-asian="12pt" style:font-size-complex="12pt"/>
    </style:style>
    <style:style style:name="T8" style:family="text">
      <style:text-properties style:font-name="Calibri" fo:font-size="12pt" fo:language="es" fo:country="ES" officeooo:rsid="00093a39" style:font-size-asian="12pt" style:font-size-complex="12pt"/>
    </style:style>
    <style:style style:name="T9" style:family="text">
      <style:text-properties style:font-name="Calibri" fo:font-size="12pt" fo:language="es" fo:country="ES" officeooo:rsid="000aee41" style:font-size-asian="12pt" style:font-size-complex="12pt"/>
    </style:style>
    <style:style style:name="T10" style:family="text">
      <style:text-properties style:font-name="Calibri" fo:font-size="12pt" fo:language="es" fo:country="ES" officeooo:rsid="00120c49" style:font-size-asian="12pt" style:font-size-complex="12pt"/>
    </style:style>
    <style:style style:name="T11" style:family="text">
      <style:text-properties style:font-name="Calibri" fo:font-size="12pt" fo:language="es" fo:country="ES" officeooo:rsid="00120fbf" style:font-size-asian="12pt" style:font-size-complex="12pt"/>
    </style:style>
    <style:style style:name="T12" style:family="text">
      <style:text-properties officeooo:rsid="0001b6cc"/>
    </style:style>
    <style:style style:name="T13" style:family="text">
      <style:text-properties officeooo:rsid="00030ed5"/>
    </style:style>
    <style:style style:name="T14" style:family="text">
      <style:text-properties officeooo:rsid="0004a2ca"/>
    </style:style>
    <style:style style:name="T15" style:family="text">
      <style:text-properties officeooo:rsid="00065fd8"/>
    </style:style>
    <style:style style:name="T16" style:family="text">
      <style:text-properties officeooo:rsid="00073762"/>
    </style:style>
    <style:style style:name="T17" style:family="text">
      <style:text-properties officeooo:rsid="0007d3ca"/>
    </style:style>
    <style:style style:name="T18" style:family="text">
      <style:text-properties officeooo:rsid="00093a39"/>
    </style:style>
    <style:style style:name="T19" style:family="text">
      <style:text-properties officeooo:rsid="000aee41"/>
    </style:style>
    <style:style style:name="T20" style:family="text">
      <style:text-properties officeooo:rsid="00102c4e"/>
    </style:style>
    <style:style style:name="T21" style:family="text">
      <style:text-properties officeooo:rsid="00120f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Nice Label PDF Preview API (<text:span text:style-name="T12">d</text:span>raft)</text:p>
      <text:p text:style-name="P19"/>
      <text:p text:style-name="P8">Objetivo</text:p>
      <text:p text:style-name="P2">Proveer una API, en forma de un <text:span text:style-name="T15">conjunto </text:span><text:span text:style-name="T19">de</text:span> librería<text:span text:style-name="T15">s (dlls y ejecutables) de</text:span> C#; <text:span text:style-name="T15">misma</text:span> <text:span text:style-name="T15">q</text:span>ue permita generar documentos PDF en base a una o múltiples etiquetas de nice label. <text:span text:style-name="T1">Los datos a utilizar para </text:span><text:span text:style-name="T15">la generación de dicho PDF </text:span><text:span text:style-name="T1">serán provistos mediante </text:span><text:span text:style-name="T15">un </text:span><text:span text:style-name="T1">contrato que será definido en est</text:span><text:span text:style-name="T15">e draft</text:span><text:span text:style-name="T1">. Por otra parte, e</text:span>l diseño gráfico del documento deberá ser guiado mediante <text:span text:style-name="T15">diferentes parámetros así como </text:span>la utilización de <text:span text:style-name="T14">elementos fijos, mismos que deberán ser agregados en cada página del documento. </text:span><text:span text:style-name="T19">Estos elementos nos permitirán componer headers, footers y side notes, con total flexibilidad</text:span><text:span text:style-name="T12">, sin necesidad de requerir cambios directamente en el código de la librería</text:span>.</text:p>
      <text:p text:style-name="P1"/>
      <text:p text:style-name="P3"/>
      <text:p text:style-name="P9">Requerimientos generales</text:p>
      <text:p text:style-name="P7"/>
      <text:p text:style-name="P5">Nuestra intención es usar la librería para integrar un servicio.</text:p>
      <text:p text:style-name="P5"/>
      <text:p text:style-name="P5"><text:span text:style-name="T16">IMPORTANTE</text:span><text:span text:style-name="T15">: El desarrollo de este servicio correrá por cuenta de indetgroup.</text:span></text:p>
      <text:p text:style-name="P5"/>
      <text:p text:style-name="P5"><text:span text:style-name="T16">A continuación se describen las características generales </text:span><text:span text:style-name="T17">de los servicios de indetgroup</text:span><text:span text:style-name="T16">, </text:span><text:span text:style-name="T17">esto </text:span><text:span text:style-name="T16">con miras a facilitar la integración exitosa de la librería dentro de la arquitectura general de nuestro sistema:</text:span></text:p>
      <text:p text:style-name="P11"/>
      <text:list xml:id="list267755476" text:style-name="L1">
        <text:list-item>
          <text:p text:style-name="P20"><text:span text:style-name="T2">E</text:span><text:span text:style-name="T3">s necesario que podamos crear múltiples instancias de</text:span><text:span text:style-name="T4">l</text:span><text:span text:style-name="T3"> servicio (ya sea dentro del mismo equipo o en otros equipos de nuestro data center).</text:span></text:p>
        </text:list-item>
        <text:list-item>
          <text:p text:style-name="P21"><text:span text:style-name="T2">C</text:span><text:span text:style-name="T3">ada instancia debe ser completamente independiente una da la otra, </text:span><text:span text:style-name="T2">es decir:</text:span></text:p>
        </text:list-item>
        <text:list-item>
          <text:p text:style-name="P21"><text:span text:style-name="T4">S</text:span><text:span text:style-name="T2">e alojará en </text:span><text:span text:style-name="T4">su propio </text:span><text:span text:style-name="T2">path </text:span><text:span text:style-name="T4">en el </text:span><text:span text:style-name="T2">file system </text:span><text:span text:style-name="T4">(utilizando xcopy deployment)</text:span></text:p>
        </text:list-item>
        <text:list-item>
          <text:p text:style-name="P21"><text:span text:style-name="T4">Por tanto, puede </text:span><text:span text:style-name="T2">tener su propia configuración</text:span></text:p>
        </text:list-item>
        <text:list-item>
          <text:p text:style-name="P21"><text:span text:style-name="T4">S</text:span><text:span text:style-name="T2">e ejecuta en su propio proceso independiente</text:span></text:p>
        </text:list-item>
        <text:list-item>
          <text:p text:style-name="P22">Cuenta con su propio end point (para efecto de ser consumido por otros servicios)</text:p>
        </text:list-item>
        <text:list-item>
          <text:p text:style-name="P23"><text:span text:style-name="T2">S</text:span><text:span text:style-name="T4">oporta procesamiento asíncrono</text:span></text:p>
        </text:list-item>
        <text:list-item>
          <text:p text:style-name="P21"><text:span text:style-name="T5">Puede contar</text:span><text:span text:style-name="T4"> con balanceo de carga por round robing </text:span><text:span text:style-name="T5">si se tienen múltiples instancias.</text:span></text:p>
        </text:list-item>
      </text:list>
      <text:p text:style-name="P4"/>
      <text:p text:style-name="P10"/>
      <text:p text:style-name="P15"><text:span text:style-name="T17">Por su parte, l</text:span><text:span text:style-name="T13">a librería deberá </text:span><text:span text:style-name="T17">proveer una clase principal pública (a definir ya sea como singleton o transient). </text:span><text:span text:style-name="T18">E</text:span><text:span text:style-name="T17">sta clase será instanciada por el servicio y deberá exhibir un método para iniciar la generación de un documento PDF, recibiendo como argumento un contra</text:span><text:span text:style-name="T18">to</text:span><text:span text:style-name="T17"> que cont</text:span><text:span text:style-name="T19">endrá </text:span><text:span text:style-name="T17">toda la información requerida para realizar el trabajo.</text:span></text:p>
      <text:p text:style-name="P15"/>
      <text:p text:style-name="P16"><text:span text:style-name="T18">Con miras a simplificar la implementación y diseño de la librería, l</text:span><text:span text:style-name="T17">a instancia de </text:span><text:span text:style-name="T18">la </text:span><text:span text:style-name="T17">clase principal </text:span><text:span text:style-name="T18">solo podrá generar</text:span><text:span text:style-name="T13"> un documento PDF a la vez, </text:span><text:span text:style-name="T18">aunque </text:span><text:span text:style-name="T21">se</text:span><text:span text:style-name="T18"> espera que ejecute ese trabajo de la forma m</text:span><text:span text:style-name="T19">á</text:span><text:span text:style-name="T18">s </text:span><text:span text:style-name="T13">óptima posible, </text:span><text:span text:style-name="T18">para lo cual internamente pude crear múltiples hilos o incluso iniciar otros procesos si fuera necesario</text:span><text:span text:style-name="T13">.</text:span></text:p>
      <text:p text:style-name="P16"/>
      <text:p text:style-name="P16"><text:span text:style-name="T15">El servicio </text:span><text:span text:style-name="T18">se encargará de </text:span><text:span text:style-name="T15">colocar</text:span><text:span text:style-name="T13"> </text:span><text:span text:style-name="T18">peticiones </text:span><text:span text:style-name="T13">concurrente</text:span><text:span text:style-name="T18">s</text:span><text:span text:style-name="T13"> en una fila de espera (queue), </text:span><text:span text:style-name="T16">asegurando así</text:span><text:span text:style-name="T13"> que la librería solo ejecute un </text:span><text:span text:style-name="T18">trabajo</text:span><text:span text:style-name="T13"> simultaneo. </text:span><text:span text:style-name="T18">Para esto hay que recordar que el servicio podrá </text:span><text:soft-page-break/><text:span text:style-name="T18">instancearse múltiples veces, por lo que la escalabilidad horizontal estaría dada a nivel del servicio y no de la librería en si misma.</text:span></text:p>
      <text:p text:style-name="P14"/>
      <text:p text:style-name="P18">Otros requerimientos:</text:p>
      <text:list xml:id="list4268626532" text:style-name="L2">
        <text:list-item>
          <text:p text:style-name="P24"><text:span text:style-name="T7">Los documentos </text:span><text:span text:style-name="T8">PDF </text:span><text:span text:style-name="T7">deberán ser generados </text:span><text:span text:style-name="T9">utilizando una resolución parametrizable. </text:span><text:span text:style-name="T10">Ej.</text:span><text:span text:style-name="T7"> </text:span><text:span text:style-name="T10">96 a 200</text:span><text:span text:style-name="T7">dpi </text:span><text:span text:style-name="T10">(para documentos de preview</text:span><text:span text:style-name="T9">), </text:span><text:span text:style-name="T10">o 300/600 dpi para archivo de producción,</text:span><text:span text:style-name="T9"> </text:span><text:span text:style-name="T10">esto con el objetivo de que la</text:span><text:span text:style-name="T11">s</text:span><text:span text:style-name="T10"> imágenes rasterizadas incluidas en la label no pierdan resolución </text:span><text:span text:style-name="T9">(</text:span><text:span text:style-name="T10">¿</text:span><text:span text:style-name="T9">es </text:span><text:span text:style-name="T10">esto </text:span><text:span text:style-name="T9">posible, </text:span><text:span text:style-name="T10">o incluso necesario</text:span><text:span text:style-name="T9">??).</text:span></text:p>
        </text:list-item>
        <text:list-item>
          <text:p text:style-name="P25"><text:span text:style-name="T7">D</text:span><text:span text:style-name="T6">e ser posible la interfase pública de la librería debería ser definida en inglés (ayudaría a no desencajar con el resto de nuestro repositorio de código fuente).</text:span></text:p>
        </text:list-item>
      </text:list>
      <text:p text:style-name="P13"/>
      <text:p text:style-name="P13"/>
      <text:p text:style-name="P6">Definición de la API</text:p>
      <text:p text:style-name="P13">Como entrada de datos se propone el siguiente contrato <text:span text:style-name="T20">(ver PDFDocumentServiceAPI.cs)</text:span></text:p>
      <text:p text:style-name="P12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07:57:36.419000000</meta:creation-date>
    <dc:date>2021-03-22T09:33:01.607000000</dc:date>
    <meta:editing-duration>PT7H53M41S</meta:editing-duration>
    <meta:editing-cycles>5</meta:editing-cycles>
    <meta:generator>LibreOffice/7.1.0.3$Windows_X86_64 LibreOffice_project/f6099ecf3d29644b5008cc8f48f42f4a40986e4c</meta:generator>
    <meta:print-date>2021-03-22T09:01:11.123000000</meta:print-date>
    <meta:document-statistic meta:table-count="0" meta:image-count="0" meta:object-count="0" meta:page-count="2" meta:paragraph-count="23" meta:word-count="528" meta:character-count="3286" meta:non-whitespace-character-count="2791"/>
  </office:meta>
</office:document-meta>
</file>